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HexBinary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HexBinary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HexBinaryHolderEx.get_wscanon_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exBinaryHolderEx.set_ByteArray( byte [ ]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HexBinaryHolderEx.validateValue( byte [ ] v , SchemaType sType , ValidationContext 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JavaHexBinaryHolderEx.set_text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HexBinaryHolderEx.JavaHexBinary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